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 fo:text-align="center" fo:background-color="#FFFFFF"/>
      <style:text-properties fo:font-weight="bold" style:font-weight-asian="bold" style:font-weight-complex="bold" fo:color="#000000" fo:letter-spacing="-0.002in" fo:font-size="8pt" style:font-size-asian="8pt" fo:language="en" fo:country="US"/>
    </style:style>
    <style:style style:name="P2" style:parent-style-name="Normalny" style:family="paragraph">
      <style:paragraph-properties fo:text-align="center" fo:background-color="#FFFFFF"/>
    </style:style>
    <style:style style:name="T3" style:parent-style-name="Domyślnaczcionkaakapitu" style:family="text">
      <style:text-properties fo:font-style="italic" style:font-style-asian="italic" fo:letter-spacing="-0.002in" fo:font-size="6pt" style:font-size-asian="6pt" style:font-size-complex="8pt"/>
    </style:style>
    <style:style style:name="T4" style:parent-style-name="Domyślnaczcionkaakapitu" style:family="text">
      <style:text-properties fo:font-style="italic" style:font-style-asian="italic" fo:font-size="6pt" style:font-size-asian="6pt" style:font-size-complex="8pt"/>
    </style:style>
    <style:style style:name="P5" style:parent-style-name="Normalny" style:family="paragraph">
      <style:paragraph-properties fo:text-align="center" fo:background-color="#FFFFFF"/>
      <style:text-properties fo:font-weight="bold" style:font-weight-asian="bold" style:font-weight-complex="bold" fo:color="#000000" fo:letter-spacing="-0.002in" fo:font-size="8pt" style:font-size-asian="8pt" fo:language="en" fo:country="US"/>
    </style:style>
    <style:style style:name="P6" style:parent-style-name="Normalny" style:family="paragraph">
      <style:paragraph-properties fo:text-align="center" fo:background-color="#FFFFFF"/>
      <style:text-properties fo:font-style="italic" style:font-style-asian="italic" fo:font-size="6pt" style:font-size-asian="6pt" style:font-size-complex="8pt"/>
    </style:style>
    <style:style style:name="P7" style:parent-style-name="Normalny" style:family="paragraph">
      <style:paragraph-properties fo:margin-left="3.4465in" fo:background-color="#FFFFFF">
        <style:tab-stops/>
      </style:paragraph-properties>
      <style:text-properties fo:color="#000000" fo:letter-spacing="0.0034in" style:text-scale="81%"/>
    </style:style>
    <style:style style:name="P8" style:parent-style-name="Normalny" style:family="paragraph">
      <style:paragraph-properties fo:margin-left="3.4465in" fo:background-color="#FFFFFF">
        <style:tab-stops/>
      </style:paragraph-properties>
      <style:text-properties fo:color="#000000" fo:letter-spacing="0.0034in" style:text-scale="81%"/>
    </style:style>
    <style:style style:name="P9" style:parent-style-name="Normalny" style:family="paragraph">
      <style:paragraph-properties fo:margin-left="3.4465in" fo:text-indent="0.4923in" fo:background-color="#FFFFFF">
        <style:tab-stops/>
      </style:paragraph-properties>
      <style:text-properties style:font-style-complex="italic" fo:color="#000000" fo:letter-spacing="-0.0013in" fo:font-size="9pt" style:font-size-asian="9pt" style:font-size-complex="9pt"/>
    </style:style>
    <style:style style:name="P10" style:parent-style-name="Normalny" style:family="paragraph">
      <style:paragraph-properties fo:margin-left="3.5in" fo:text-indent="0.5in" fo:background-color="#FFFFFF">
        <style:tab-stops/>
      </style:paragraph-properties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P11" style:parent-style-name="Normalny" style:family="paragraph">
      <style:paragraph-properties fo:background-color="#FFFFFF"/>
      <style:text-properties style:font-style-complex="italic" fo:color="#000000" fo:letter-spacing="-0.0013in" fo:font-size="9pt" style:font-size-asian="9pt" style:font-size-complex="9pt"/>
    </style:style>
    <style:style style:name="P12" style:parent-style-name="Normalny" style:family="paragraph">
      <style:paragraph-properties fo:background-color="#FFFFFF"/>
      <style:text-properties fo:font-style="italic" style:font-style-asian="italic" style:font-style-complex="italic" fo:color="#000000" fo:letter-spacing="-0.0034in" fo:font-size="8pt" style:font-size-asian="8pt" style:font-size-complex="8pt"/>
    </style:style>
    <style:style style:name="P13" style:parent-style-name="Normalny" style:family="paragraph">
      <style:paragraph-properties fo:background-color="#FFFFFF"/>
      <style:text-properties style:font-style-complex="italic" fo:color="#000000" fo:letter-spacing="-0.0034in" fo:font-size="9pt" style:font-size-asian="9pt" style:font-size-complex="9pt" fo:language="en" fo:country="GB"/>
    </style:style>
    <style:style style:name="P14" style:parent-style-name="Normalny" style:family="paragraph">
      <style:paragraph-properties fo:background-color="#FFFFFF"/>
      <style:text-properties fo:font-style="italic" style:font-style-asian="italic" fo:font-size="8pt" style:font-size-asian="8pt" style:font-size-complex="8pt" fo:language="en" fo:country="US"/>
    </style:style>
    <style:style style:name="P15" style:parent-style-name="Normalny" style:family="paragraph">
      <style:paragraph-properties fo:background-color="#FFFFFF"/>
      <style:text-properties style:font-style-complex="italic" fo:color="#000000" fo:letter-spacing="-0.0013in" fo:font-size="9pt" style:font-size-asian="9pt" style:font-size-complex="9pt" fo:language="en" fo:country="US"/>
    </style:style>
    <style:style style:name="P16" style:parent-style-name="Normalny" style:family="paragraph">
      <style:paragraph-properties fo:background-color="#FFFFFF"/>
      <style:text-properties fo:font-style="italic" style:font-style-asian="italic" style:font-style-complex="italic" fo:color="#000000" fo:letter-spacing="-0.0027in" fo:font-size="8pt" style:font-size-asian="8pt" style:font-size-complex="8pt" fo:language="en" fo:country="US"/>
    </style:style>
    <style:style style:name="P17" style:parent-style-name="Normalny" style:family="paragraph">
      <style:paragraph-properties fo:background-color="#FFFFFF"/>
    </style:style>
    <style:style style:name="T18" style:parent-style-name="Domyślnaczcionkaakapitu" style:family="text">
      <style:text-properties style:font-style-complex="italic" fo:color="#000000" fo:letter-spacing="-0.0027in" fo:font-size="9pt" style:font-size-asian="9pt" style:font-size-complex="9pt" fo:language="en" fo:country="GB"/>
    </style:style>
    <style:style style:name="T19" style:parent-style-name="Domyślnaczcionkaakapitu" style:family="text">
      <style:text-properties style:font-style-complex="italic" fo:color="#000000" fo:letter-spacing="-0.0027in" fo:font-size="9pt" style:font-size-asian="9pt" style:font-size-complex="9pt" fo:language="en" fo:country="GB"/>
    </style:style>
    <style:style style:name="P20" style:parent-style-name="Normalny" style:family="paragraph">
      <style:paragraph-properties fo:background-color="#FFFFFF"/>
      <style:text-properties fo:font-style="italic" style:font-style-asian="italic" style:font-style-complex="italic" fo:color="#000000" fo:letter-spacing="-0.0013in" fo:font-size="8pt" style:font-size-asian="8pt" style:font-size-complex="8pt" fo:language="en" fo:country="GB"/>
    </style:style>
    <style:style style:name="P21" style:parent-style-name="Normalny" style:family="paragraph">
      <style:paragraph-properties fo:background-color="#FFFFFF"/>
      <style:text-properties style:font-style-complex="italic" fo:color="#000000" fo:letter-spacing="-0.0013in" fo:font-size="9pt" style:font-size-asian="9pt" style:font-size-complex="9pt" fo:language="en" fo:country="GB"/>
    </style:style>
    <style:style style:name="P22" style:parent-style-name="Normalny" style:family="paragraph">
      <style:paragraph-properties fo:background-color="#FFFFFF"/>
      <style:text-properties fo:font-style="italic" style:font-style-asian="italic" style:font-style-complex="italic" fo:color="#000000" fo:letter-spacing="-0.0013in" fo:font-size="8pt" style:font-size-asian="8pt" style:font-size-complex="8pt" fo:language="en" fo:country="GB"/>
    </style:style>
    <style:style style:name="P23" style:parent-style-name="Normalny" style:family="paragraph">
      <style:paragraph-properties fo:background-color="#FFFFFF"/>
    </style:style>
    <style:style style:name="T24" style:parent-style-name="Domyślnaczcionkaakapitu" style:family="text">
      <style:text-properties style:font-style-complex="italic" fo:color="#000000" fo:letter-spacing="-0.0013in" fo:language="en" fo:country="GB"/>
    </style:style>
    <style:style style:name="T25" style:parent-style-name="Domyślnaczcionkaakapitu" style:family="text">
      <style:text-properties style:font-style-complex="italic" fo:color="#000000" fo:letter-spacing="-0.0013in" fo:language="en" fo:country="GB"/>
    </style:style>
    <style:style style:name="T26" style:parent-style-name="Domyślnaczcionkaakapitu" style:family="text">
      <style:text-properties fo:font-size="9pt" style:font-size-asian="9pt" style:font-size-complex="9pt" fo:language="en" fo:country="GB"/>
    </style:style>
    <style:style style:name="T27" style:parent-style-name="Domyślnaczcionkaakapitu" style:family="text">
      <style:text-properties fo:font-size="9pt" style:font-size-asian="9pt" style:font-size-complex="9pt" fo:language="en" fo:country="GB"/>
    </style:style>
    <style:style style:name="T28" style:parent-style-name="Domyślnaczcionkaakapitu" style:family="text">
      <style:text-properties fo:font-size="9pt" style:font-size-asian="9pt" style:font-size-complex="9pt" fo:language="en" fo:country="GB"/>
    </style:style>
    <style:style style:name="T29" style:parent-style-name="Domyślnaczcionkaakapitu" style:family="text">
      <style:text-properties fo:font-size="9pt" style:font-size-asian="9pt" style:font-size-complex="9pt" fo:language="en" fo:country="GB"/>
    </style:style>
    <style:style style:name="T30" style:parent-style-name="Domyślnaczcionkaakapitu" style:family="text">
      <style:text-properties fo:font-size="9pt" style:font-size-asian="9pt" style:font-size-complex="9pt" fo:language="en" fo:country="GB"/>
    </style:style>
    <style:style style:name="T31" style:parent-style-name="Domyślnaczcionkaakapitu" style:family="text">
      <style:text-properties fo:font-size="9pt" style:font-size-asian="9pt" style:font-size-complex="9pt" fo:language="en" fo:country="GB"/>
    </style:style>
    <style:style style:name="P32" style:parent-style-name="Normalny" style:family="paragraph">
      <style:paragraph-properties fo:margin-right="-0.1958in" fo:background-color="#FFFFFF"/>
    </style:style>
    <style:style style:name="T33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34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35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36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37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38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P39" style:parent-style-name="Normalny" style:family="paragraph">
      <style:paragraph-properties fo:margin-right="-0.1958in" fo:background-color="#FFFFFF"/>
    </style:style>
    <style:style style:name="T40" style:parent-style-name="Domyślnaczcionkaakapitu" style:family="text">
      <style:text-properties style:font-style-complex="italic" fo:color="#000000" fo:letter-spacing="-0.0013in" fo:language="en" fo:country="GB"/>
    </style:style>
    <style:style style:name="T41" style:parent-style-name="Domyślnaczcionkaakapitu" style:family="text">
      <style:text-properties style:font-style-complex="italic" fo:color="#000000" fo:letter-spacing="-0.0013in" fo:language="en" fo:country="GB"/>
    </style:style>
    <style:style style:name="T42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3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4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5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6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7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8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49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50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51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T52" style:parent-style-name="Domyślnaczcionkaakapitu" style:family="text">
      <style:text-properties style:font-style-complex="italic" fo:color="#000000" fo:letter-spacing="-0.0013in" fo:font-size="9pt" style:font-size-asian="9pt" style:font-size-complex="9pt" fo:language="en" fo:country="GB"/>
    </style:style>
    <style:style style:name="P53" style:parent-style-name="Normalny" style:family="paragraph">
      <style:paragraph-properties fo:margin-right="-0.1958in" fo:background-color="#FFFFFF"/>
    </style:style>
    <style:style style:name="T54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55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56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57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58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59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60" style:parent-style-name="Domyślnaczcionkaakapitu" style:family="text">
      <style:text-properties fo:font-style="italic" style:font-style-asian="italic" style:font-style-complex="italic" fo:color="#000000" fo:letter-spacing="-0.0013in" fo:font-size="8pt" style:font-size-asian="8pt" style:font-size-complex="8pt"/>
    </style:style>
    <style:style style:name="T61" style:parent-style-name="Domyślnaczcionkaakapitu" style:family="text">
      <style:text-properties fo:font-style="italic" style:font-style-asian="italic" style:font-style-complex="italic" fo:color="#000000" fo:letter-spacing="-0.0013in" fo:font-size="7pt" style:font-size-asian="7pt" style:font-size-complex="7pt"/>
    </style:style>
    <style:style style:name="P62" style:parent-style-name="Normalny" style:family="paragraph">
      <style:paragraph-properties fo:background-color="#FFFFFF"/>
      <style:text-properties fo:font-weight="bold" style:font-weight-asian="bold" style:font-weight-complex="bold" fo:color="#000000" fo:letter-spacing="-0.0027in"/>
    </style:style>
    <style:style style:name="P63" style:parent-style-name="Normalny" style:family="paragraph">
      <style:paragraph-properties fo:margin-left="3in" fo:text-indent="0.5in" fo:background-color="#FFFFFF">
        <style:tab-stops/>
      </style:paragraph-properties>
    </style:style>
    <style:style style:name="T64" style:parent-style-name="Domyślnaczcionkaakapitu" style:family="text">
      <style:text-properties fo:font-weight="bold" style:font-weight-asian="bold" style:font-weight-complex="bold" fo:color="#000000" fo:letter-spacing="-0.0027in" fo:language="en" fo:country="GB"/>
    </style:style>
    <style:style style:name="P65" style:parent-style-name="Normalny" style:family="paragraph">
      <style:paragraph-properties fo:margin-right="0.6555in" fo:background-color="#FFFFFF"/>
    </style:style>
    <style:style style:name="T66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67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68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69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70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71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72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73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74" style:parent-style-name="Domyślnaczcionkaakapitu" style:family="text">
      <style:text-properties fo:font-style="italic" style:font-style-asian="italic" style:font-style-complex="italic" fo:color="#000000" fo:letter-spacing="-0.0013in" style:text-scale="81%"/>
    </style:style>
    <style:style style:name="P75" style:parent-style-name="Normalny" style:family="paragraph">
      <style:paragraph-properties fo:margin-right="0.6555in" fo:background-color="#FFFFFF"/>
      <style:text-properties fo:font-style="italic" style:font-style-asian="italic" style:font-style-complex="italic" fo:color="#000000" fo:letter-spacing="-0.0013in" style:text-scale="81%" fo:font-size="8pt" style:font-size-asian="8pt" style:font-size-complex="8pt"/>
    </style:style>
    <style:style style:name="P76" style:parent-style-name="Normalny" style:family="paragraph">
      <style:paragraph-properties fo:margin-left="2.9534in" fo:margin-right="0.6555in" fo:text-indent="0.5in" fo:background-color="#FFFFFF">
        <style:tab-stops/>
      </style:paragraph-properties>
      <style:text-properties fo:font-style="italic" style:font-style-asian="italic" style:font-style-complex="italic" fo:color="#000000" fo:letter-spacing="-0.0013in" style:text-scale="81%" fo:language="en" fo:country="US"/>
    </style:style>
    <style:style style:name="P77" style:parent-style-name="Normalny" style:family="paragraph">
      <style:paragraph-properties fo:margin-left="3.4534in" fo:margin-right="0.6555in" fo:text-indent="0.5465in" fo:background-color="#FFFFFF">
        <style:tab-stops/>
      </style:paragraph-properties>
      <style:text-properties style:font-style-complex="italic" fo:color="#000000" fo:letter-spacing="-0.0013in" style:text-scale="81%" fo:language="en" fo:country="GB"/>
    </style:style>
    <style:style style:name="P78" style:parent-style-name="Normalny" style:family="paragraph">
      <style:paragraph-properties fo:margin-right="0.6555in" fo:background-color="#FFFFFF"/>
    </style:style>
    <style:style style:name="T79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0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1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2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3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4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5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6" style:parent-style-name="Domyślnaczcionkaakapitu" style:family="text">
      <style:text-properties fo:font-style="italic" style:font-style-asian="italic" style:font-style-complex="italic" fo:color="#000000" fo:letter-spacing="-0.0013in" style:text-scale="81%" fo:language="en" fo:country="GB"/>
    </style:style>
    <style:style style:name="T87" style:parent-style-name="Domyślnaczcionkaakapitu" style:family="text">
      <style:text-properties fo:font-style="italic" style:font-style-asian="italic" style:font-style-complex="italic" fo:color="#000000" fo:letter-spacing="-0.0013in" style:text-scale="81%" fo:font-size="8pt" style:font-size-asian="8pt" style:font-size-complex="8pt" fo:language="en" fo:country="GB"/>
    </style:style>
    <style:style style:name="P88" style:parent-style-name="Normalny" style:family="paragraph">
      <style:paragraph-properties fo:margin-left="3in" fo:margin-right="0.6555in" fo:text-indent="0.5in" fo:background-color="#FFFFFF">
        <style:tab-stops/>
      </style:paragraph-properties>
    </style:style>
    <style:style style:name="T89" style:parent-style-name="Domyślnaczcionkaakapitu" style:family="text">
      <style:text-properties fo:font-weight="bold" style:font-weight-asian="bold" style:font-weight-complex="bold" fo:color="#000000" fo:letter-spacing="-0.0027in" fo:language="en" fo:country="GB"/>
    </style:style>
    <style:style style:name="T90" style:parent-style-name="Domyślnaczcionkaakapitu" style:family="text">
      <style:text-properties fo:font-weight="bold" style:font-weight-asian="bold" style:font-weight-complex="bold" fo:color="#000000" fo:letter-spacing="-0.0027in" fo:language="en" fo:country="GB"/>
    </style:style>
    <style:style style:name="P91" style:parent-style-name="Normalny" style:family="paragraph">
      <style:paragraph-properties fo:margin-right="-0.034in" fo:background-color="#FFFFFF"/>
    </style:style>
    <style:style style:name="T92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3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4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5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6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7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8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99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00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 fo:language="en" fo:country="GB"/>
    </style:style>
    <style:style style:name="P101" style:parent-style-name="Normalny" style:family="paragraph">
      <style:paragraph-properties fo:margin-right="-0.034in" fo:background-color="#FFFFFF"/>
      <style:text-properties fo:font-weight="bold" style:font-weight-asian="bold" style:font-weight-complex="bold" fo:color="#000000" fo:letter-spacing="-0.0006in" fo:language="en" fo:country="GB"/>
    </style:style>
    <style:style style:name="P102" style:parent-style-name="Normalny" style:family="paragraph">
      <style:paragraph-properties fo:margin-left="2in" fo:margin-right="-0.034in" fo:text-indent="0.5in" fo:background-color="#FFFFFF">
        <style:tab-stops/>
      </style:paragraph-properties>
    </style:style>
    <style:style style:name="T103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04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05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P106" style:parent-style-name="Normalny" style:family="paragraph">
      <style:paragraph-properties fo:margin-right="-0.034in" fo:background-color="#FFFFFF"/>
    </style:style>
    <style:style style:name="T107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08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09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10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11" style:parent-style-name="Domyślnaczcionkaakapitu" style:family="text">
      <style:text-properties style:font-weight-complex="bold" fo:font-style="italic" style:font-style-asian="italic" fo:color="#000000" fo:letter-spacing="-0.0006in" fo:language="en" fo:country="GB"/>
    </style:style>
    <style:style style:name="T112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13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P114" style:parent-style-name="Normalny" style:family="paragraph">
      <style:paragraph-properties fo:margin-left="0.5in" fo:margin-right="0.8in" fo:background-color="#FFFFFF">
        <style:tab-stops/>
      </style:paragraph-properties>
    </style:style>
    <style:style style:name="T115" style:parent-style-name="Domyślnaczcionkaakapitu" style:family="text">
      <style:text-properties fo:font-weight="bold" style:font-weight-asian="bold" style:font-weight-complex="bold" fo:color="#000000" fo:letter-spacing="-0.0006in"/>
    </style:style>
    <style:style style:name="T116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17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18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19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20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P121" style:parent-style-name="Normalny" style:family="paragraph">
      <style:paragraph-properties fo:margin-right="0.8in" fo:text-indent="0.5in" fo:background-color="#FFFFFF"/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P122" style:parent-style-name="Normalny" style:family="paragraph">
      <style:paragraph-properties fo:margin-right="0.8in" fo:text-indent="0.4923in" fo:background-color="#FFFFFF"/>
    </style:style>
    <style:style style:name="T123" style:parent-style-name="Domyślnaczcionkaakapitu" style:family="text">
      <style:text-properties fo:font-weight="bold" style:font-weight-asian="bold" style:font-weight-complex="bold" fo:color="#000000" fo:letter-spacing="-0.0006in"/>
    </style:style>
    <style:style style:name="T124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25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26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27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28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P129" style:parent-style-name="Normalny" style:family="paragraph">
      <style:paragraph-properties fo:margin-right="0.8in" fo:text-indent="0.4923in" fo:background-color="#FFFFFF"/>
    </style:style>
    <style:style style:name="T130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31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32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33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34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P135" style:parent-style-name="Normalny" style:family="paragraph">
      <style:paragraph-properties fo:margin-left="0.4923in" fo:margin-right="-0.034in" fo:background-color="#FFFFFF">
        <style:tab-stops/>
      </style:paragraph-properties>
    </style:style>
    <style:style style:name="T136" style:parent-style-name="Domyślnaczcionkaakapitu" style:family="text">
      <style:text-properties fo:font-weight="bold" style:font-weight-asian="bold" style:font-weight-complex="bold" fo:color="#000000" fo:letter-spacing="-0.0006in"/>
    </style:style>
    <style:style style:name="T137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38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39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40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T141" style:parent-style-name="Domyślnaczcionkaakapitu" style:family="text">
      <style:text-properties fo:font-weight="bold" style:font-weight-asian="bold" style:font-weight-complex="bold" fo:color="#000000" fo:letter-spacing="-0.0006in" fo:language="en" fo:country="GB"/>
    </style:style>
    <style:style style:name="P142" style:parent-style-name="Normalny" style:family="paragraph">
      <style:paragraph-properties fo:margin-left="0.4923in" fo:margin-right="-0.034in" fo:background-color="#FFFFFF">
        <style:tab-stops/>
      </style:paragraph-properties>
    </style:style>
    <style:style style:name="T143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4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5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6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7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8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49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50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51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P152" style:parent-style-name="Normalny" style:family="paragraph">
      <style:paragraph-properties fo:background-color="#FFFFFF"/>
      <style:text-properties fo:font-weight="bold" style:font-weight-asian="bold" style:font-weight-complex="bold" fo:color="#000000" fo:letter-spacing="-0.0006in"/>
    </style:style>
    <style:style style:name="P153" style:parent-style-name="Normalny" style:family="paragraph">
      <style:paragraph-properties fo:text-align="center" fo:background-color="#FFFFFF"/>
      <style:text-properties fo:font-weight="bold" style:font-weight-asian="bold" style:font-weight-complex="bold" fo:color="#000000" fo:letter-spacing="-0.0006in" fo:language="en" fo:country="GB"/>
    </style:style>
    <style:style style:name="P154" style:parent-style-name="Normalny" style:family="paragraph">
      <style:paragraph-properties fo:text-align="center" fo:background-color="#FFFFFF"/>
    </style:style>
    <style:style style:name="T155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56" style:parent-style-name="Domyślnaczcionkaakapitu" style:family="text">
      <style:text-properties style:font-weight-complex="bold" fo:font-style="italic" style:font-style-asian="italic" fo:color="#000000" fo:letter-spacing="-0.002in" fo:font-size="8pt" style:font-size-asian="8pt" style:font-size-complex="8pt"/>
    </style:style>
    <style:style style:name="T157" style:parent-style-name="Domyślnaczcionkaakapitu" style:family="text">
      <style:text-properties style:font-weight-complex="bold" fo:font-style="italic" style:font-style-asian="italic" fo:color="#000000" fo:letter-spacing="-0.002in" fo:font-size="8pt" style:font-size-asian="8pt" style:font-size-complex="8pt"/>
    </style:style>
    <style:style style:name="P158" style:parent-style-name="Normalny" style:family="paragraph">
      <style:paragraph-properties fo:text-align="center" fo:background-color="#FFFFFF"/>
      <style:text-properties fo:font-weight="bold" style:font-weight-asian="bold" style:font-weight-complex="bold" fo:color="#000000" fo:letter-spacing="-0.0006in" fo:language="en" fo:country="GB"/>
    </style:style>
    <style:style style:name="P159" style:parent-style-name="Normalny" style:family="paragraph">
      <style:paragraph-properties fo:text-align="center" fo:background-color="#FFFFFF"/>
    </style:style>
    <style:style style:name="T160" style:parent-style-name="Domyślnaczcionkaakapitu" style:family="text">
      <style:text-properties style:font-weight-complex="bold" fo:font-style="italic" style:font-style-asian="italic" fo:color="#000000" fo:letter-spacing="-0.002in" fo:font-size="8pt" style:font-size-asian="8pt" style:font-size-complex="8pt"/>
    </style:style>
    <style:style style:name="T161" style:parent-style-name="Domyślnaczcionkaakapitu" style:family="text">
      <style:text-properties style:font-weight-complex="bold" fo:font-style="italic" style:font-style-asian="italic" fo:color="#000000" fo:letter-spacing="-0.0013in" fo:font-size="8pt" style:font-size-asian="8pt" style:font-size-complex="8pt"/>
    </style:style>
    <style:style style:name="P162" style:parent-style-name="Normalny" style:family="paragraph">
      <style:paragraph-properties fo:background-color="#FFFFFF"/>
      <style:text-properties fo:color="#000000" fo:letter-spacing="-0.0006in" fo:font-size="9pt" style:font-size-asian="9pt" style:font-size-complex="9pt"/>
    </style:style>
    <style:style style:name="P163" style:parent-style-name="Normalny" style:family="paragraph">
      <style:paragraph-properties fo:margin-left="0.0131in" fo:background-color="#FFFFFF">
        <style:tab-stops/>
      </style:paragraph-properties>
    </style:style>
    <style:style style:name="T164" style:parent-style-name="Domyślnaczcionkaakapitu" style:family="text">
      <style:text-properties fo:color="#000000" fo:letter-spacing="-0.0006in" fo:font-size="9pt" style:font-size-asian="9pt" style:font-size-complex="9pt" fo:language="en" fo:country="GB"/>
    </style:style>
    <style:style style:name="P165" style:parent-style-name="Normalny" style:family="paragraph">
      <style:paragraph-properties fo:margin-left="0.0201in" fo:background-color="#FFFFFF">
        <style:tab-stops>
          <style:tab-stop style:type="left" style:leader-style="solid" style:leader-text="_" style:position="5.843in"/>
        </style:tab-stops>
      </style:paragraph-properties>
    </style:style>
    <style:style style:name="T166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167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P168" style:parent-style-name="Normalny" style:family="paragraph">
      <style:paragraph-properties fo:margin-top="0.0833in" fo:margin-left="0.0194in" fo:background-color="#FFFFFF">
        <style:tab-stops>
          <style:tab-stop style:type="left" style:leader-style="solid" style:leader-text="_" style:position="5.8437in"/>
        </style:tab-stops>
      </style:paragraph-properties>
    </style:style>
    <style:style style:name="T169" style:parent-style-name="Domyślnaczcionkaakapitu" style:family="text">
      <style:text-properties fo:color="#000000" fo:letter-spacing="-0.0027in" fo:font-size="9pt" style:font-size-asian="9pt" style:font-size-complex="9pt" fo:language="en" fo:country="GB"/>
    </style:style>
    <style:style style:name="T170" style:parent-style-name="Domyślnaczcionkaakapitu" style:family="text">
      <style:text-properties fo:color="#000000" fo:letter-spacing="-0.0027in" fo:font-size="9pt" style:font-size-asian="9pt" style:font-size-complex="9pt" fo:language="en" fo:country="GB"/>
    </style:style>
    <style:style style:name="T171" style:parent-style-name="Domyślnaczcionkaakapitu" style:family="text">
      <style:text-properties fo:color="#000000" fo:letter-spacing="-0.0027in" fo:font-size="9pt" style:font-size-asian="9pt" style:font-size-complex="9pt" fo:language="en" fo:country="GB"/>
    </style:style>
    <style:style style:name="T172" style:parent-style-name="Domyślnaczcionkaakapitu" style:family="text">
      <style:text-properties fo:color="#000000" fo:letter-spacing="-0.0013in" fo:font-size="9pt" style:font-size-asian="9pt" style:font-size-complex="9pt" fo:language="en" fo:country="GB"/>
    </style:style>
    <style:style style:name="T173" style:parent-style-name="Domyślnaczcionkaakapitu" style:family="text">
      <style:text-properties fo:color="#000000" fo:letter-spacing="-0.0013in" fo:font-size="9pt" style:font-size-asian="9pt" style:font-size-complex="9pt" fo:language="en" fo:country="GB"/>
    </style:style>
    <style:style style:name="T174" style:parent-style-name="Domyślnaczcionkaakapitu" style:family="text">
      <style:text-properties fo:color="#000000" fo:font-size="9pt" style:font-size-asian="9pt" style:font-size-complex="9pt" fo:language="en" fo:country="GB"/>
    </style:style>
    <style:style style:name="T175" style:parent-style-name="Domyślnaczcionkaakapitu" style:family="text">
      <style:text-properties fo:color="#000000" fo:font-size="9pt" style:font-size-asian="9pt" style:font-size-complex="9pt" fo:language="en" fo:country="GB"/>
    </style:style>
    <style:style style:name="T176" style:parent-style-name="Domyślnaczcionkaakapitu" style:family="text">
      <style:text-properties fo:color="#000000" fo:font-size="9pt" style:font-size-asian="9pt" style:font-size-complex="9pt" fo:language="en" fo:country="GB"/>
    </style:style>
    <style:style style:name="P177" style:parent-style-name="Normalny" style:family="paragraph">
      <style:paragraph-properties fo:margin-left="0.0131in" fo:background-color="#FFFFFF">
        <style:tab-stops/>
      </style:paragraph-properties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P178" style:parent-style-name="Normalny" style:family="paragraph">
      <style:paragraph-properties fo:margin-left="0.0131in" fo:background-color="#FFFFFF">
        <style:tab-stops/>
      </style:paragraph-properties>
    </style:style>
    <style:style style:name="T179" style:parent-style-name="Domyślnaczcionkaakapitu" style:family="text">
      <style:text-properties fo:color="#000000" fo:letter-spacing="-0.0006in" fo:font-size="9pt" style:font-size-asian="9pt" style:font-size-complex="9pt" fo:language="en" fo:country="US"/>
    </style:style>
    <style:style style:name="T180" style:parent-style-name="Domyślnaczcionkaakapitu" style:family="text">
      <style:text-properties fo:font-style="italic" style:font-style-asian="italic" style:font-style-complex="italic" fo:color="#000000" fo:letter-spacing="-0.0006in" fo:font-size="9pt" style:font-size-asian="9pt" style:font-size-complex="9pt" fo:language="en" fo:country="US"/>
    </style:style>
    <style:style style:name="P181" style:parent-style-name="Normalny" style:family="paragraph">
      <style:paragraph-properties fo:margin-left="0.0201in" fo:background-color="#FFFFFF">
        <style:tab-stops/>
      </style:paragraph-properties>
    </style:style>
    <style:style style:name="T182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183" style:parent-style-name="Domyślnaczcionkaakapitu" style:family="text">
      <style:text-properties fo:font-style="italic" style:font-style-asian="italic" style:font-style-complex="italic" fo:color="#000000" fo:letter-spacing="-0.0006in" fo:font-size="8pt" style:font-size-asian="8pt" style:font-size-complex="8pt"/>
    </style:style>
    <style:style style:name="P184" style:parent-style-name="Normalny" style:family="paragraph">
      <style:paragraph-properties fo:margin-left="0.0201in" fo:background-color="#FFFFFF">
        <style:tab-stops/>
      </style:paragraph-properties>
    </style:style>
    <style:style style:name="T185" style:parent-style-name="Domyślnaczcionkaakapitu" style:family="text">
      <style:text-properties fo:color="#000000" fo:letter-spacing="0.0013in" fo:font-size="9pt" style:font-size-asian="9pt" style:font-size-complex="9pt" fo:language="en" fo:country="GB"/>
    </style:style>
    <style:style style:name="T186" style:parent-style-name="Domyślnaczcionkaakapitu" style:family="text">
      <style:text-properties fo:font-style="italic" style:font-style-asian="italic" fo:color="#000000" fo:letter-spacing="0.0013in" fo:font-size="9pt" style:font-size-asian="9pt" style:font-size-complex="9pt" fo:language="en" fo:country="GB"/>
    </style:style>
    <style:style style:name="T187" style:parent-style-name="Domyślnaczcionkaakapitu" style:family="text">
      <style:text-properties fo:color="#000000" fo:letter-spacing="0.0013in" fo:font-size="9pt" style:font-size-asian="9pt" style:font-size-complex="9pt" fo:language="en" fo:country="GB"/>
    </style:style>
    <style:style style:name="P188" style:parent-style-name="Normalny" style:family="paragraph">
      <style:paragraph-properties fo:margin-right="0.5312in" fo:background-color="#FFFFFF"/>
    </style:style>
    <style:style style:name="T189" style:parent-style-name="Domyślnaczcionkaakapitu" style:family="text">
      <style:text-properties fo:font-style="italic" style:font-style-asian="italic" fo:color="#000000" fo:letter-spacing="0.0013in" fo:font-size="8pt" style:font-size-asian="8pt" style:font-size-complex="8pt"/>
    </style:style>
    <style:style style:name="T190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191" style:parent-style-name="Domyślnaczcionkaakapitu" style:family="text">
      <style:text-properties fo:font-style="italic" style:font-style-asian="italic" style:font-style-complex="italic" fo:color="#000000" fo:letter-spacing="-0.0006in" fo:font-size="8pt" style:font-size-asian="8pt" style:font-size-complex="8pt"/>
    </style:style>
    <style:style style:name="P192" style:parent-style-name="Normalny" style:family="paragraph">
      <style:paragraph-properties fo:margin-right="0.5312in" fo:background-color="#FFFFFF"/>
      <style:text-properties fo:font-weight="bold" style:font-weight-asian="bold" style:font-weight-complex="bold" fo:color="#000000" fo:letter-spacing="-0.0006in"/>
    </style:style>
    <style:style style:name="P193" style:parent-style-name="Normalny" style:family="paragraph">
      <style:paragraph-properties fo:text-align="center" fo:background-color="#FFFFFF"/>
      <style:text-properties fo:font-weight="bold" style:font-weight-asian="bold" style:font-weight-complex="bold" fo:color="#000000" fo:letter-spacing="-0.0006in" fo:language="en" fo:country="GB"/>
    </style:style>
    <style:style style:name="P194" style:parent-style-name="Normalny" style:family="paragraph">
      <style:paragraph-properties fo:text-align="center" fo:background-color="#FFFFFF"/>
    </style:style>
    <style:style style:name="T195" style:parent-style-name="Domyślnaczcionkaakapitu" style:family="text">
      <style:text-properties style:font-weight-complex="bold" fo:font-style="italic" style:font-style-asian="italic" fo:color="#000000" fo:letter-spacing="-0.0006in" fo:font-size="8pt" style:font-size-asian="8pt" style:font-size-complex="8pt"/>
    </style:style>
    <style:style style:name="T196" style:parent-style-name="Domyślnaczcionkaakapitu" style:family="text">
      <style:text-properties style:font-weight-complex="bold" fo:font-style="italic" style:font-style-asian="italic" fo:color="#000000" fo:letter-spacing="-0.002in" fo:font-size="8pt" style:font-size-asian="8pt" style:font-size-complex="8pt"/>
    </style:style>
    <style:style style:name="P197" style:parent-style-name="Normalny" style:family="paragraph">
      <style:paragraph-properties fo:text-align="center" fo:background-color="#FFFFFF"/>
      <style:text-properties fo:font-weight="bold" style:font-weight-asian="bold" style:font-weight-complex="bold" fo:color="#000000" fo:letter-spacing="-0.0006in" fo:language="en" fo:country="GB"/>
    </style:style>
    <style:style style:name="P198" style:parent-style-name="Normalny" style:family="paragraph">
      <style:paragraph-properties fo:text-align="center" fo:background-color="#FFFFFF"/>
    </style:style>
    <style:style style:name="T199" style:parent-style-name="Domyślnaczcionkaakapitu" style:family="text">
      <style:text-properties style:font-weight-complex="bold" fo:font-style="italic" style:font-style-asian="italic" fo:color="#000000" fo:letter-spacing="-0.002in" fo:font-size="8pt" style:font-size-asian="8pt" style:font-size-complex="8pt"/>
    </style:style>
    <style:style style:name="T200" style:parent-style-name="Domyślnaczcionkaakapitu" style:family="text">
      <style:text-properties style:font-weight-complex="bold" fo:font-style="italic" style:font-style-asian="italic" fo:color="#000000" fo:letter-spacing="-0.0013in" fo:font-size="8pt" style:font-size-asian="8pt" style:font-size-complex="8pt"/>
    </style:style>
    <style:style style:name="P201" style:parent-style-name="Normalny" style:family="paragraph">
      <style:paragraph-properties fo:margin-left="1.9534in" fo:background-color="#FFFFFF">
        <style:tab-stops/>
      </style:paragraph-properties>
    </style:style>
    <style:style style:name="P202" style:parent-style-name="Normalny" style:family="paragraph">
      <style:paragraph-properties fo:margin-left="0.0131in" fo:background-color="#FFFFFF">
        <style:tab-stops/>
      </style:paragraph-properties>
    </style:style>
    <style:style style:name="T203" style:parent-style-name="Domyślnaczcionkaakapitu" style:family="text">
      <style:text-properties fo:color="#000000" fo:letter-spacing="-0.0006in" fo:font-size="9pt" style:font-size-asian="9pt" style:font-size-complex="9pt" fo:language="en" fo:country="GB"/>
    </style:style>
    <style:style style:name="T204" style:parent-style-name="Domyślnaczcionkaakapitu" style:family="text">
      <style:text-properties fo:color="#000000" fo:letter-spacing="-0.0006in" fo:font-size="9pt" style:font-size-asian="9pt" style:font-size-complex="9pt" fo:language="en" fo:country="GB"/>
    </style:style>
    <style:style style:name="P205" style:parent-style-name="Normalny" style:family="paragraph">
      <style:paragraph-properties fo:margin-left="0.0201in" fo:background-color="#FFFFFF">
        <style:tab-stops>
          <style:tab-stop style:type="left" style:leader-style="solid" style:leader-text="_" style:position="5.843in"/>
        </style:tab-stops>
      </style:paragraph-properties>
    </style:style>
    <style:style style:name="T206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207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208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209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P210" style:parent-style-name="Normalny" style:family="paragraph">
      <style:paragraph-properties fo:margin-top="0.0833in" fo:margin-left="0.0194in" fo:background-color="#FFFFFF">
        <style:tab-stops>
          <style:tab-stop style:type="left" style:leader-style="solid" style:leader-text="_" style:position="5.8437in"/>
        </style:tab-stops>
      </style:paragraph-properties>
    </style:style>
    <style:style style:name="T211" style:parent-style-name="Domyślnaczcionkaakapitu" style:family="text">
      <style:text-properties fo:color="#000000" fo:letter-spacing="-0.0027in" fo:font-size="9pt" style:font-size-asian="9pt" style:font-size-complex="9pt" fo:language="en" fo:country="GB"/>
    </style:style>
    <style:style style:name="T212" style:parent-style-name="Domyślnaczcionkaakapitu" style:family="text">
      <style:text-properties fo:color="#000000" fo:letter-spacing="-0.0027in" fo:font-size="9pt" style:font-size-asian="9pt" style:font-size-complex="9pt" fo:language="en" fo:country="GB"/>
    </style:style>
    <style:style style:name="T213" style:parent-style-name="Domyślnaczcionkaakapitu" style:family="text">
      <style:text-properties fo:color="#000000" fo:letter-spacing="-0.0013in" fo:font-size="9pt" style:font-size-asian="9pt" style:font-size-complex="9pt" fo:language="en" fo:country="GB"/>
    </style:style>
    <style:style style:name="T214" style:parent-style-name="Domyślnaczcionkaakapitu" style:family="text">
      <style:text-properties fo:color="#000000" fo:letter-spacing="-0.0013in" fo:font-size="9pt" style:font-size-asian="9pt" style:font-size-complex="9pt" fo:language="en" fo:country="GB"/>
    </style:style>
    <style:style style:name="T215" style:parent-style-name="Domyślnaczcionkaakapitu" style:family="text">
      <style:text-properties fo:color="#000000" fo:letter-spacing="-0.0013in" fo:font-size="9pt" style:font-size-asian="9pt" style:font-size-complex="9pt" fo:language="en" fo:country="GB"/>
    </style:style>
    <style:style style:name="T216" style:parent-style-name="Domyślnaczcionkaakapitu" style:family="text">
      <style:text-properties fo:color="#000000" fo:font-size="9pt" style:font-size-asian="9pt" style:font-size-complex="9pt" fo:language="en" fo:country="GB"/>
    </style:style>
    <style:style style:name="P217" style:parent-style-name="Normalny" style:family="paragraph">
      <style:paragraph-properties fo:margin-left="0.0131in" fo:background-color="#FFFFFF">
        <style:tab-stops/>
      </style:paragraph-properties>
    </style:style>
    <style:style style:name="T218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19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0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1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2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3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4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P225" style:parent-style-name="Normalny" style:family="paragraph">
      <style:paragraph-properties fo:margin-left="0.0131in" fo:background-color="#FFFFFF">
        <style:tab-stops/>
      </style:paragraph-properties>
    </style:style>
    <style:style style:name="T226" style:parent-style-name="Domyślnaczcionkaakapitu" style:family="text">
      <style:text-properties fo:color="#000000" fo:letter-spacing="-0.0006in" fo:font-size="9pt" style:font-size-asian="9pt" style:font-size-complex="9pt" fo:language="en" fo:country="US"/>
    </style:style>
    <style:style style:name="P227" style:parent-style-name="Normalny" style:family="paragraph">
      <style:paragraph-properties fo:margin-left="0.0201in" fo:background-color="#FFFFFF">
        <style:tab-stops/>
      </style:paragraph-properties>
    </style:style>
    <style:style style:name="T228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 fo:language="en" fo:country="US"/>
    </style:style>
    <style:style style:name="T229" style:parent-style-name="Domyślnaczcionkaakapitu" style:family="text">
      <style:text-properties fo:font-style="italic" style:font-style-asian="italic" style:font-style-complex="italic" fo:color="#000000" fo:letter-spacing="-0.0006in" fo:font-size="8pt" style:font-size-asian="8pt" style:font-size-complex="8pt" fo:language="en" fo:country="US"/>
    </style:style>
    <style:style style:name="P230" style:parent-style-name="Normalny" style:family="paragraph">
      <style:paragraph-properties fo:margin-left="0.0201in" fo:background-color="#FFFFFF">
        <style:tab-stops/>
      </style:paragraph-properties>
      <style:text-properties fo:color="#000000" fo:letter-spacing="0.0013in" fo:font-size="9pt" style:font-size-asian="9pt" style:font-size-complex="9pt" fo:language="en" fo:country="GB"/>
    </style:style>
    <style:style style:name="P231" style:parent-style-name="Normalny" style:family="paragraph">
      <style:paragraph-properties fo:background-color="#FFFFFF"/>
    </style:style>
    <style:style style:name="T232" style:parent-style-name="Domyślnaczcionkaakapitu" style:family="text">
      <style:text-properties fo:font-style="italic" style:font-style-asian="italic" fo:color="#000000" fo:letter-spacing="0.0013in" fo:font-size="8pt" style:font-size-asian="8pt" style:font-size-complex="8pt"/>
    </style:style>
    <style:style style:name="T233" style:parent-style-name="Domyślnaczcionkaakapitu" style:family="text">
      <style:text-properties fo:font-style="italic" style:font-style-asian="italic" fo:color="#000000" fo:letter-spacing="-0.0006in" fo:font-size="8pt" style:font-size-asian="8pt" style:font-size-complex="8pt"/>
    </style:style>
    <style:style style:name="T234" style:parent-style-name="Domyślnaczcionkaakapitu" style:family="text">
      <style:text-properties fo:font-style="italic" style:font-style-asian="italic" style:font-style-complex="italic" fo:color="#000000" fo:letter-spacing="-0.0006in" fo:font-size="8pt" style:font-size-asian="8pt" style:font-size-complex="8pt"/>
    </style:style>
    <style:style style:name="P235" style:parent-style-name="Normalny" style:family="paragraph">
      <style:paragraph-properties fo:margin-left="4.4201in" fo:text-indent="0.0798in" fo:background-color="#FFFFFF">
        <style:tab-stops/>
      </style:paragraph-properties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P236" style:parent-style-name="Normalny" style:family="paragraph">
      <style:paragraph-properties fo:margin-left="4.4201in" fo:text-indent="0.0798in" fo:background-color="#FFFFFF">
        <style:tab-stops/>
      </style:paragraph-properties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P237" style:parent-style-name="Normalny" style:family="paragraph">
      <style:paragraph-properties fo:background-color="#FFFFFF"/>
    </style:style>
    <style:style style:name="T238" style:parent-style-name="Domyślnaczcionkaakapitu" style:family="text">
      <style:text-properties style:font-style-complex="italic" fo:color="#000000" fo:letter-spacing="-0.0034in" fo:font-size="8pt" style:font-size-asian="8pt" style:font-size-complex="8pt"/>
    </style:style>
    <style:style style:name="T239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0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1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2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3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4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5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6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7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8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49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T250" style:parent-style-name="Domyślnaczcionkaakapitu" style:family="text">
      <style:text-properties fo:font-style="italic" style:font-style-asian="italic" style:font-style-complex="italic" fo:color="#000000" fo:letter-spacing="0.0048in" fo:font-size="9pt" style:font-size-asian="9pt" style:font-size-complex="9pt"/>
    </style:style>
    <style:style style:name="P251" style:parent-style-name="Normalny" style:family="paragraph">
      <style:paragraph-properties fo:background-color="#FFFFFF"/>
    </style:style>
    <style:style style:name="T252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3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4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5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6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7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8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59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60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61" style:parent-style-name="Domyślnaczcionkaakapitu" style:family="text">
      <style:text-properties fo:font-style="italic" style:font-style-asian="italic" fo:font-size="8pt" style:font-size-asian="8pt" style:font-size-complex="8pt"/>
    </style:style>
    <style:style style:name="T262" style:parent-style-name="Domyślnaczcionkaakapitu" style:family="text">
      <style:text-properties fo:font-style="italic" style:font-style-asian="italic" style:font-style-complex="italic" fo:color="#000000" fo:letter-spacing="-0.0034in" fo:font-size="8pt" style:font-size-asian="8pt" style:font-size-complex="8pt"/>
    </style:style>
    <style:style style:family="graphic" style:name="a0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solid" draw:fill-color="#ffffff" draw:opacity="100%" draw:stroke="solid" svg:stroke-width="0.01042in" svg:stroke-color="#00000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bookmark-start text:name="_GoBack"/><text:bookmark-end text:name="_GoBack"/>Sample form of application for an additional copy of the diploma of<text:s/>graduation from Warsaw University of Technology<text:s/></text:p>
      <text:p text:style-name="P2"><text:span text:style-name="T3">Wzór wniosku o wydanie dodatkowego odpisu dyplomu ukończenia studiów<text:s/></text:span><text:span text:style-name="T4">w Politechnice Warszawskiej</text:span></text:p>
      <text:p text:style-name="P5">in translation into a foreign language and for a copy of the diploma supplement in English<text:s/>– in accordance with<text:s/>the<text:s/>new regulation<text:s/></text:p>
      <text:p text:style-name="P6">w tłumaczeniu na język obcy oraz o wydanie odpisu suplementu w języku angielskim<text:s/>po dostosowaniu do nowego rozporządzenia</text:p>
      <text:p text:style-name="P7"/>
      <text:p text:style-name="P8">…………………………………, ………………………….</text:p>
      <text:p text:style-name="P9">Place</text:p>
      <text:p text:style-name="P10">Miejscowość</text:p>
      <text:p text:style-name="P11">Name, surname: ………………………………………………………......</text:p>
      <text:p text:style-name="P12">Imię, nazwisko</text:p>
      <text:p text:style-name="P13">Faculty/College: ……………………………………………………………</text:p>
      <text:p text:style-name="P14">Wydział/ Kolegium</text:p>
      <text:p text:style-name="P15">Field of study: …………………………………………………………….</text:p>
      <text:p text:style-name="P16">Kierunek studiów</text:p>
      <text:p text:style-name="P17"><text:span text:style-name="T18">Specialisation</text:span><text:span text:style-name="T19">: ……………………………………………………………..</text:span></text:p>
      <text:p text:style-name="P20">Specjalność</text:p>
      <text:p text:style-name="P21">Student record book number: ………………………….</text:p>
      <text:p text:style-name="P22">Numer albumu</text:p>
      <text:p text:style-name="P23"><text:span text:style-name="T24">Cycle of study:<text:s/></text:span><text:span text:style-name="T25"><text:tab/></text:span><text:span text:style-name="T26">first-cycle study,<text:s/></text:span><text:span text:style-name="T27"><text:tab/></text:span><text:span text:style-name="T28"><text:tab/></text:span><text:span text:style-name="T29">second-cycle study,<text:s/></text:span><text:span text:style-name="T30"><text:tab/></text:span><text:span text:style-name="T31">long-cycle study*</text:span></text:p>
      <text:p text:style-name="P32"><text:span text:style-name="T33">Poziom studiów:<text:s/></text:span><text:span text:style-name="T34"><text:tab/></text:span><text:span text:style-name="T35">studia pierwszego stopnia,<text:s/></text:span><text:span text:style-name="T36"><text:tab/>studia drugiego stopnia,<text:s/></text:span><text:span text:style-name="T37"><text:tab/>magisterskie studia jednolit</text:span><text:span text:style-name="T38">e*</text:span></text:p>
      <text:p text:style-name="P39"><text:span text:style-name="T40">Mode of study:<text:s/></text:span><text:span text:style-name="T41"><text:tab/></text:span><text:span text:style-name="T42">full-time (daily),<text:s/></text:span><text:span text:style-name="T43"><text:tab/></text:span><text:span text:style-name="T44"><text:tab/></text:span><text:span text:style-name="T45">part-time (evening),<text:s/></text:span><text:span text:style-name="T46"><text:tab/></text:span><text:span text:style-name="T47">part-time</text:span><text:span text:style-name="T48"><text:s/>(extramural),<text:s/></text:span><text:span text:style-name="T49"><text:tab/>part-time (extra</text:span><text:span text:style-name="T50">mural) –</text:span><text:span text:style-name="T51"><text:s/></text:span><text:span text:style-name="T52">OKNO*</text:span></text:p>
      <text:p text:style-name="P53"><text:span text:style-name="T54">Forma st</text:span><text:span text:style-name="T55">udiów:<text:s/></text:span><text:span text:style-name="T56"><text:tab/>stacjonarne (dzienne),<text:s/></text:span><text:span text:style-name="T57"><text:tab/></text:span><text:span text:style-name="T58">niestacjonarne (wieczorowe),<text:s/></text:span><text:span text:style-name="T59"><text:tab/>niestacjonarne (zaoczne),<text:s/></text:span><text:span text:style-name="T60"><text:tab/></text:span><text:span text:style-name="T61">studia niestacjonarne (zaoczne) – OKNO*</text:span></text:p>
      <text:p text:style-name="P62"/>
      <text:p text:style-name="P63"><text:span text:style-name="T64">To the Dean of the Faculty of/Director of the College of*</text:span></text:p>
      <text:p text:style-name="P65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do Dziekana Wydziału / Dyrektora Kolegium</text:span></text:p>
      <text:p text:style-name="P75"/>
      <text:p text:style-name="P76">………………………………………………………………………..</text:p>
      <text:p text:style-name="P77">Name of the Faculty/College</text:p>
      <text:p text:style-name="P78"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Nazwa Wydziału / Kolegium</text:span></text:p>
      <text:p text:style-name="P88"><text:span text:style-name="T89">o</text:span><text:span text:style-name="T90">f Warsaw University of Technology</text:span></text:p>
      <text:p text:style-name="P91"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/text:span><text:span text:style-name="T100">Politechniki Warszawskiej</text:span></text:p>
      <text:p text:style-name="P101"/>
      <text:p text:style-name="P102"><text:span text:style-name="T103">APPLICATION FOR<text:s/></text:span><text:span text:style-name="T104">(c</text:span><text:span text:style-name="T105">hoose as appropriate)</text:span></text:p>
      <text:p text:style-name="P106"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WNIO</text:span><text:span text:style-name="T113">SEK O WYDANIE (wybrać właściwe)</text:span></text:p>
      <text:p text:style-name="P114"><text:span text:style-name="T115"><draw:custom-shape svg:x="0.23958in" svg:y="0.00347in" svg:width="0.16667in" svg:height="0.16667in" draw:z-index="251659264" draw:id="id0" draw:style-name="a0" draw:name="Prostokąt 3" text:anchor-type="paragraph"><svg:desc/><draw:enhanced-geometry draw:type="non-primitive" svg:viewBox="0 0 21600 21600" draw:enhanced-path="M 0 0 L 21600 0 21600 21600 0 21600 Z N"/></draw:custom-shape></text:span><text:span text:style-name="T116">-<text:s/></text:span><text:span text:style-name="T117">an additional copy of the graduation diploma in translation into a foreign language</text:span><text:span text:style-name="T118"><text:s/>– number of <text:s/>copies</text:span><text:span text:style-name="T119"><text:s/></text:span><text:span text:style-name="T120">___</text:span></text:p>
      <text:p text:style-name="P121">dodatkowego odpisu dyplomu ukończenia studiów w tłumaczeniu na język obcy<text:s/>– liczba sztuk_____</text:p>
      <text:p text:style-name="P122"><text:span text:style-name="T123"><draw:custom-shape svg:x="0.23958in" svg:y="0.01042in" svg:width="0.16667in" svg:height="0.16667in" draw:z-index="251660288" draw:id="id1" draw:style-name="a1" draw:name="Prostokąt 2" text:anchor-type="paragraph"><svg:desc/><draw:enhanced-geometry draw:type="non-primitive" svg:viewBox="0 0 21600 21600" draw:enhanced-path="M 0 0 L 21600 0 21600 21600 0 21600 Z N"/></draw:custom-shape></text:span><text:span text:style-name="T124">- a copy of the diploma supplement in translation into English</text:span><text:span text:style-name="T125"><text:s/></text:span><text:span text:style-name="T126">– number of copies___ (max.</text:span><text:span text:style-name="T127"><text:s/></text:span><text:span text:style-name="T128">3)</text:span></text:p>
      <text:p text:style-name="P129"><text:span text:style-name="T130">odpisu<text:s/></text:span><text:span text:style-name="T131">suplementu do dyplomu</text:span><text:span text:style-name="T132"><text:s/>w tłumaczeniu na język<text:s/></text:span><text:span text:style-name="T133">angielski</text:span><text:span text:style-name="T134">– liczba sztuk_____(max.3)</text:span></text:p>
      <text:p text:style-name="P135"><text:span text:style-name="T136"><draw:custom-shape svg:x="0.23958in" svg:y="0.02431in" svg:width="0.16667in" svg:height="0.16667in" draw:z-index="251661312" draw:id="id2" draw:style-name="a2" draw:name="Prostokąt 1" text:anchor-type="paragraph"><svg:desc/><draw:enhanced-geometry draw:type="non-primitive" svg:viewBox="0 0 21600 21600" draw:enhanced-path="M 0 0 L 21600 0 21600 21600 0 21600 Z N"/></draw:custom-shape></text:span><text:span text:style-name="T137">-<text:s/></text:span><text:span text:style-name="T138">an additional copy of the graduation diploma in translation into a foreign language and a copy of the diploma supplement in translation into English</text:span><text:span text:style-name="T139"><text:s/>– number of copies___ (max.</text:span><text:span text:style-name="T140"><text:s/></text:span><text:span text:style-name="T141">3)</text:span></text:p>
      <text:p text:style-name="P142"><text:span text:style-name="T143">dod</text:span><text:span text:style-name="T144">atkowego odpisu dyplomu ukończenia</text:span><text:span text:style-name="T145"><text:s/>stud</text:span><text:span text:style-name="T146">iów w tłumaczeniu na język obcy</text:span><text:span text:style-name="T147"><text:s/>i odpisu<text:s/></text:span><text:span text:style-name="T148">suplementu do dyplomu</text:span><text:span text:style-name="T149"><text:s/>w tłumaczeniu na język<text:s/></text:span><text:span text:style-name="T150">angielski</text:span><text:span text:style-name="T151"><text:s/>- – liczba sztuk_____(max.3)</text:span></text:p>
      <text:p text:style-name="P152"/>
      <text:p text:style-name="P153">APPLICATION FOR AN ADDITIONAL COPY OF THE DIPLOMA<text:s/>OF<text:s/>GRADUATION<text:s/></text:p>
      <text:p text:style-name="P154"><text:span text:style-name="T155">WNIOSEK O WYDANIE DODATKOWEGO ODPISU<text:s/></text:span><text:span text:style-name="T156">DYPLOMU UKOŃCZENIA STUDIÓ</text:span><text:span text:style-name="T157">W</text:span></text:p>
      <text:p text:style-name="P158">FROM<text:s/>WARSAW UNIVERSITY OF TECHNOLOGY<text:s/>IN TRANSLATION INTO A FOREIGN LANGUAGE</text:p>
      <text:p text:style-name="P159"><text:span text:style-name="T160">W POLITECHNICE WARSZAWSKIEJ W<text:s/></text:span><text:span text:style-name="T161">TŁUMACZENIU NA JĘZYK OBCY</text:span></text:p>
      <text:p text:style-name="P162"/>
      <text:p text:style-name="P163"><text:span text:style-name="T164">I am applying for an additional copy of the diploma of graduation from Warsaw University of Technology</text:span></text:p>
      <text:p text:style-name="P165"><text:span text:style-name="T166">Wnoszę o wydanie dodatkowego odpisu dyplomu ukończenia studiów w Politechnice Warszawskie</text:span><text:span text:style-name="T167">j</text:span></text:p>
      <text:p text:style-name="P168"><text:span text:style-name="T169">(Faculty/College*………………………………………………</text:span><text:span text:style-name="T170">……….<text:s/></text:span><text:span text:style-name="T171">f</text:span><text:span text:style-name="T172">ield of study:</text:span><text:span text:style-name="T173"><text:s/></text:span><text:span text:style-name="T174">……………………………</text:span><text:span text:style-name="T175">…………..…………</text:span><text:span text:style-name="T176">….)</text:span></text:p>
      <text:p text:style-name="P177">(Wydział/Kolegium<text:tab/><text:tab/><text:tab/><text:tab/><text:tab/><text:tab/>kierunek)<text:tab/><text:tab/><text:tab/><text:tab/><text:tab/></text:p>
      <text:p text:style-name="P178"><text:span text:style-name="T179">in translation into<text:s/></text:span><text:span text:style-name="T180">English, French, Spanish, German, Russian *.</text:span></text:p>
      <text:p text:style-name="P181"><text:span text:style-name="T182">w tłumaczeniu na język<text:s/></text:span><text:span text:style-name="T183">angielski, francuski, hiszpański, niemiecki, rosyjski *</text:span></text:p>
      <text:p text:style-name="P184"><text:span text:style-name="T185">I declare that I have submitted my diploma thesis with the title and abstract in Polish and in<text:s/></text:span><text:span text:style-name="T186">English, French, Spanish, German, Russian</text:span><text:span text:style-name="T187"><text:s/>*.</text:span></text:p>
      <text:p text:style-name="P188"><text:span text:style-name="T189">Oświadczam, że złożyłem(am) pracą dyplomową zawierającą tytuł i streszczenie tej pracy w języku polskim<text:s/></text:span><text:span text:style-name="T190">i w języku<text:s/></text:span><text:span text:style-name="T191">angielskim, francuskim, hiszpańskim, niemieckim, rosyjskim *</text:span></text:p>
      <text:p text:style-name="P192"/>
      <text:p text:style-name="P193">APPLICATION FOR AN ADDITIONAL COPY OF THE DIPLOMA SUPPLEMENT OF GRADUATION<text:s/></text:p>
      <text:p text:style-name="P194"><text:span text:style-name="T195">WNIOSEK O WYDANIE DODATKOWEGO ODPISU SUPLEMENTU DO<text:s/></text:span><text:span text:style-name="T196">DYPLOMU UKOŃCZENIA STUDIÓW</text:span></text:p>
      <text:p text:style-name="P197">FROM WARSAW UNIVERSITY OF TECHNOLOGY IN TRANSLATION INTO ENGLISH<text:s/></text:p>
      <text:p text:style-name="P198"><text:span text:style-name="T199">W POLITECHNICE WARSZAWSKIEJ W<text:s/></text:span><text:span text:style-name="T200">TŁUMACZENIU NA JĘZYK ANGIELSKI</text:span></text:p>
      <text:p text:style-name="P201"/>
      <text:p text:style-name="P202"><text:span text:style-name="T203">I am applying for a<text:s/></text:span><text:span text:style-name="T204">copy of the diploma supplement of graduation from Warsaw University of Technology</text:span></text:p>
      <text:p text:style-name="P205"><text:span text:style-name="T206">Wnoszę o wydanie odpisu<text:s/></text:span><text:span text:style-name="T207">suplementu do<text:s/></text:span><text:span text:style-name="T208">dyplomu ukończenia studiów w Politechnice Warszawskie</text:span><text:span text:style-name="T209">j</text:span></text:p>
      <text:p text:style-name="P210"><text:span text:style-name="T211">(Faculty/College*: ……………………………</text:span><text:span text:style-name="T212">..........................................<text:s/></text:span><text:span text:style-name="T213">field of study: ………………………………</text:span><text:span text:style-name="T214">……………</text:span><text:span text:style-name="T215">…………</text:span><text:span text:style-name="T216">)</text:span></text:p>
      <text:p text:style-name="P217"><text:span text:style-name="T218">(Wydział/Kolegium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kierunek)</text:span></text:p>
      <text:p text:style-name="P225"><text:span text:style-name="T226">in translation into English.</text:span></text:p>
      <text:p text:style-name="P227"><text:span text:style-name="T228">w tłumaczeniu na język<text:s/></text:span><text:span text:style-name="T229">angielski</text:span></text:p>
      <text:p text:style-name="P230">I declare that I have submitted my diploma thesis with the title and abstract in Polish and in English.<text:s/></text:p>
      <text:p text:style-name="P231"><text:span text:style-name="T232">Oświadczam, że złożyłem(am) pracą dyplomową zawierającą tytuł i streszczenie tej pracy w języku polskim<text:s/></text:span><text:span text:style-name="T233">i w języku<text:s/></text:span><text:span text:style-name="T234">angielskim</text:span></text:p>
      <text:p text:style-name="P235"/>
      <text:p text:style-name="P236">……………………………………………..</text:p>
      <text:p text:style-name="P237"><text:span text:style-name="T238">* delete as applicable</text:span><text:span text:style-name="T239"><text:s/></text:span><text:span text:style-name="T240"><text:tab/></text:span><text:span text:style-name="T241"><text:tab/></text:span><text:span text:style-name="T242"><text:tab/></text:span><text:span text:style-name="T243"><text:tab/></text:span><text:span text:style-name="T244"><text:tab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signature</text:span></text:p>
      <text:p text:style-name="P251"><text:span text:style-name="T252">*niepotrzebne skreślić</text:span><text:span text:style-name="T253"><text:tab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</text:span><text:span text:style-name="T259"><text:tab/></text:span><text:span text:style-name="T260"><text:tab/></text:span><text:span text:style-name="T261"><text:tab/></text:span><text:span text:style-name="T262">podp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style:punctuation-wrap="simple" style:text-autospace="none" style:vertical-align="baseline"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l" style:country-asian="PL"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2479in" fo:margin-left="0.875in" fo:margin-bottom="0.2958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Olga Małys</meta:initial-creator>
    <dc:creator>K. Petelczyc</dc:creator>
    <meta:creation-date>2013-03-21T09:13:00Z</meta:creation-date>
    <dc:date>2013-03-21T09:13:00Z</dc:date>
    <meta:print-date>2012-02-20T09:31:00Z</meta:print-date>
    <meta:template xlink:href="Normal.dotm" xlink:type="simple"/>
    <meta:editing-cycles>2</meta:editing-cycles>
    <meta:editing-duration>PT0S</meta:editing-duration>
    <meta:document-statistic meta:page-count="1" meta:paragraph-count="8" meta:word-count="624" meta:character-count="4364" meta:row-count="31" meta:non-whitespace-character-count="3748"/>
  </office:meta>
</office:document-meta>
</file>